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1f56" officeooo:paragraph-rsid="00111f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dc5f" officeooo:paragraph-rsid="0013dc5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2771" officeooo:paragraph-rsid="0015277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ebf0" officeooo:paragraph-rsid="0016ebf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0522" officeooo:paragraph-rsid="0019052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officeooo:rsid="00111f56" officeooo:paragraph-rsid="00111f56"/>
    </style:style>
    <style:style style:name="P7" style:family="paragraph" style:parent-style-name="Standard">
      <style:paragraph-properties fo:text-align="start" style:justify-single-word="false"/>
      <style:text-properties fo:font-size="16pt" officeooo:rsid="00111f56" officeooo:paragraph-rsid="00111f56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bold" officeooo:rsid="00152771" officeooo:paragraph-rsid="0015277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52771" officeooo:paragraph-rsid="00152771" style:font-weight-asian="bold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weight="bold" officeooo:rsid="0016ebf0" officeooo:paragraph-rsid="0016ebf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6ebf0" officeooo:paragraph-rsid="0016ebf0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2e9c6" officeooo:paragraph-rsid="0012e9c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2e9c6" officeooo:paragraph-rsid="0012e9c6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2e9c6" officeooo:paragraph-rsid="0012e9c6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3dc5f" officeooo:paragraph-rsid="0013dc5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dc5f" officeooo:paragraph-rsid="0013dc5f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152771" officeooo:paragraph-rsid="0015277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52771" officeooo:paragraph-rsid="00152771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173da9" officeooo:paragraph-rsid="00173da9" style:font-weight-asian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2pt" fo:font-weight="normal" officeooo:rsid="00190522" officeooo:paragraph-rsid="0019052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0522" officeooo:paragraph-rsid="00190522" style:font-weight-asian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weight="normal" officeooo:rsid="0019194a" officeooo:paragraph-rsid="0019194a" style:font-weight-asian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font-weight="normal" officeooo:rsid="0019e41b" officeooo:paragraph-rsid="0019e41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e4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rmediate CSS - More CSS Properties</text:p>
      <text:p text:style-name="P7"/>
      <text:p text:style-name="P1">background</text:p>
      <text:list xml:id="list3666811502" text:style-name="L1">
        <text:list-item>
          <text:p text:style-name="P12">The <text:span text:style-name="T1">background</text:span> property is a shorthand for 8 different background-related properties.</text:p>
          <text:list>
            <text:list-item>
              <text:p text:style-name="P12">These properties can specify how background images are positioned, sized, or is repeated.</text:p>
            </text:list-item>
            <text:list-item>
              <text:p text:style-name="P12">You can have mulitple background layers.</text:p>
            </text:list-item>
          </text:list>
        </text:list-item>
      </text:list>
      <text:p text:style-name="P13"/>
      <text:list xml:id="list161151738805906" text:continue-numbering="true" text:style-name="L1">
        <text:list-item>
          <text:p text:style-name="P12">It is possible to use these background-related properties individually to make the code more clear.</text:p>
        </text:list-item>
      </text:list>
      <text:p text:style-name="P13"/>
      <text:list xml:id="list161153461829122" text:continue-numbering="true" text:style-name="L1">
        <text:list-item>
          <text:p text:style-name="P12">There are 8 CSS properties that fall in the background-related properties:</text:p>
          <text:list>
            <text:list-item>
              <text:p text:style-name="P12">background-attachment</text:p>
              <text:list>
                <text:list-item>
                  <text:p text:style-name="P12">This CSS property sets whether a background image's position is fixed within the viewport, or scrolls with its containing block.</text:p>
                </text:list-item>
              </text:list>
            </text:list-item>
          </text:list>
        </text:list-item>
      </text:list>
      <text:p text:style-name="P13"/>
      <text:p text:style-name="P13"><text:tab/><text:tab/>Values</text:p>
      <text:list xml:id="list312240331" text:style-name="L2">
        <text:list-item>
          <text:p text:style-name="P14">fixed: The background is fixed relative to the viewport. Even if an element has a scrolling mechanism, the background doesn't move with the element.</text:p>
        </text:list-item>
        <text:list-item>
          <text:p text:style-name="P14">local: The background is fixed relative to the element's contents. The background scrolls with the element's contents.</text:p>
        </text:list-item>
        <text:list-item>
          <text:p text:style-name="P14">scroll: the background is fixed relative to the element itself and does not scroll with its contents.</text:p>
        </text:list-item>
      </text:list>
      <text:list xml:id="list161152280440138" text:continue-list="list161153461829122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  <text:list-item>
              <text:p text:style-name="P12">background-clip</text:p>
              <text:list>
                <text:list-item>
                  <text:p text:style-name="P12">This CSS property sets whether an element's background extends underneath its border box, padding box, or content box.</text:p>
                  <text:p text:style-name="P12"/>
                </text:list-item>
              </text:list>
            </text:list-item>
            <text:list-item>
              <text:p text:style-name="P12">background-color</text:p>
              <text:list>
                <text:list-item>
                  <text:p text:style-name="P15">This CSS property sets the background color of an element.</text:p>
                  <text:p text:style-name="P15"/>
                </text:list-item>
              </text:list>
            </text:list-item>
            <text:list-item>
              <text:p text:style-name="P12">background-image</text:p>
              <text:list>
                <text:list-item>
                  <text:p text:style-name="P15">This CSS property sets one or more background images on an element.</text:p>
                </text:list-item>
                <text:list-item>
                  <text:p text:style-name="P15">The background images are drawn on stacking context layers on top of each other.</text:p>
                  <text:p text:style-name="P15"/>
                </text:list-item>
              </text:list>
            </text:list-item>
            <text:list-item>
              <text:p text:style-name="P12">background-origin</text:p>
              <text:list>
                <text:list-item>
                  <text:p text:style-name="P15">The CSS property sets the background's origin: from the border start, inside the border, or inside the padding.</text:p>
                  <text:p text:style-name="P15"/>
                </text:list-item>
              </text:list>
            </text:list-item>
            <text:list-item>
              <text:p text:style-name="P12">background-position</text:p>
              <text:list>
                <text:list-item>
                  <text:p text:style-name="P15">The CSS property sets the initial position for each background image. The position is relative to the position layer set by background-origin.</text:p>
                  <text:p text:style-name="P15"/>
                </text:list-item>
              </text:list>
            </text:list-item>
            <text:list-item>
              <text:p text:style-name="P12">background-repeat</text:p>
              <text:list>
                <text:list-item>
                  <text:p text:style-name="P15">The CSS property sets how background images are repeated. A background image can be repeated along the horizontal and vertical axes, or not repeated at all.</text:p>
                  <text:p text:style-name="P15"/>
                </text:list-item>
              </text:list>
            </text:list-item>
            <text:list-item>
              <text:p text:style-name="P12">background-size</text:p>
              <text:list>
                <text:list-item>
                  <text:p text:style-name="P15"><text:soft-page-break/>The CSS property sets the size of the element's background image. The image can be left to its natural size, stretched, or constrained to fit the available space.</text:p>
                  <text:list>
                    <text:list-item>
                      <text:p text:style-name="P15">Space not covered by a background image are filled with the background-color property and the background color will be visible behind background images that have transparency/translucency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2">borders</text:p>
      <text:list xml:id="list3008397763" text:style-name="L4">
        <text:list-item>
          <text:p text:style-name="P17">The <text:span text:style-name="T1">border</text:span> property is a shorthand which defines the size, style, and color of a box.</text:p>
          <text:list>
            <text:list-item>
              <text:p text:style-name="P17">It sets the <text:span text:style-name="T1">border-width, border-style, </text:span>and<text:span text:style-name="T1"> border-color</text:span>.</text:p>
            </text:list-item>
          </text:list>
        </text:list-item>
      </text:list>
      <text:p text:style-name="P18"/>
      <text:list xml:id="list161152359526836" text:continue-numbering="true" text:style-name="L4">
        <text:list-item>
          <text:p text:style-name="P8">border-radius<text:span text:style-name="T2"> is the property used to create rounded corners on things.</text:span></text:p>
        </text:list-item>
      </text:list>
      <text:p text:style-name="P9"><text:span text:style-name="T2"/></text:p>
      <text:p text:style-name="P3">box-shadow</text:p>
      <text:list xml:id="list2980215909" text:style-name="L5">
        <text:list-item>
          <text:p text:style-name="P10">box-shadow<text:span text:style-name="T2"> adds a shadow effect around an element.</text:span></text:p>
          <text:list>
            <text:list-item>
              <text:p text:style-name="P10"><text:span text:style-name="T2">This is used to create a sense of depth on the page and add subtle separation between elements.</text:span></text:p>
            </text:list-item>
            <text:list-item>
              <text:p text:style-name="P10"><text:span text:style-name="T2">This should be used sparingly and prefer use of lighter, barely visible shadows to darker or brighten colors.</text:span></text:p>
            </text:list-item>
          </text:list>
        </text:list-item>
      </text:list>
      <text:p text:style-name="P11"><text:span text:style-name="T2"/></text:p>
      <text:p text:style-name="P4">overflow</text:p>
      <text:list xml:id="list1277891570" text:style-name="L6">
        <text:list-item>
          <text:p text:style-name="P19">Overflow is used to define what happens when it's content is too big to fit.</text:p>
          <text:list>
            <text:list-item>
              <text:p text:style-name="P19">The most common usage is to add scrollbars to an element inside a webpage.</text:p>
              <text:p text:style-name="P19"/>
            </text:list-item>
          </text:list>
        </text:list-item>
      </text:list>
      <text:p text:style-name="P4">opacity</text:p>
      <text:list xml:id="list192640763" text:style-name="L7">
        <text:list-item>
          <text:p text:style-name="P20">The opacity property sets the opacity of an element. Opacity is the degree to which content behind an element is hidden, and is the opposite of transparency.</text:p>
        </text:list-item>
      </text:list>
      <text:p text:style-name="P21"/>
      <text:p text:style-name="P5">Knowledge Check</text:p>
      <text:list xml:id="list4180830052" text:style-name="L8">
        <text:list-item>
          <text:p text:style-name="P22">Which property <text:span text:style-name="T3">would you use to make an element transparent?</text:span></text:p>
          <text:list>
            <text:list-item>
              <text:p text:style-name="P23">opacity</text:p>
            </text:list-item>
          </text:list>
        </text:list-item>
        <text:list-item>
          <text:p text:style-name="P23">Which property would you use to make a background image tile?</text:p>
          <text:list>
            <text:list-item>
              <text:p text:style-name="P23">background-repeat</text:p>
            </text:list-item>
          </text:list>
        </text:list-item>
        <text:list-item>
          <text:p text:style-name="P23">Which property would you use to add scrollbars to an element?</text:p>
          <text:list>
            <text:list-item>
              <text:p text:style-name="P23">overflow: scroll or overflow: auto</text:p>
            </text:list-item>
          </text:list>
        </text:list-item>
        <text:list-item>
          <text:p text:style-name="P23">Which property would you use to add a shadow behind an element?</text:p>
          <text:list>
            <text:list-item>
              <text:p text:style-name="P23">box-shadow</text:p>
            </text:list-item>
          </text:list>
        </text:list-item>
        <text:list-item>
          <text:p text:style-name="P23">Which property would you use to create rounded corners on an element?</text:p>
          <text:list>
            <text:list-item>
              <text:p text:style-name="P23">border-radius</text:p>
            </text:list-item>
          </text:list>
        </text:list-item>
        <text:list-item>
          <text:p text:style-name="P23">How would you use border-radius to make a circular element?</text:p>
          <text:list>
            <text:list-item>
              <text:p text:style-name="P23">border-radius: 50% is used to make a circular element. The element must have a defined height and width of a square to make a circ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3" meta:word-count="619" meta:character-count="3619" meta:non-whitespace-character-count="3108"/>
  </office:meta>
</office:document-meta>
</file>